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2pt" style:font-size-asian="22pt" style:font-size-complex="22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4">
      <style:text-properties fo:font-size="16pt" style:font-size-asian="16pt" style:font-size-complex="16pt"/>
    </style:style>
    <style:style style:name="P4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rapport</text:p>
      <text:p text:style-name="P1"><text:span text:style-name="T1"/></text:p>
      <text:p text:style-name="P1"><text:span text:style-name="T1">Testfall 1</text:span></text:p>
      <text:p text:style-name="P1"><text:span text:style-name="T1"/></text:p>
      <text:p text:style-name="P2">Version: Supesu 2014-04-21</text:p>
      <text:p text:style-name="P2"/>
      <text:p text:style-name="P4">Testas genom kompilering av kod och sedan körs manuellt.</text:p>
      <text:p text:style-name="P2"/>
      <text:p text:style-name="P2">Resultat</text:p>
      <text:p text:style-name="P2"><text:span text:style-name="T2"/></text:p>
      <text:list xml:id="list8075156338975275507" text:style-name="L4"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  <text:list-item>
          <text:p text:style-name="P3"><text:span text:style-name="T2">Ok</text:span></text:p>
        </text:list-item>
      </text:list>
      <text:p text:style-name="P2"/>
      <text:p text:style-name="P2">Analys</text:p>
      <text:p text:style-name="P4">Menyn känns responsiv och bra, den första skärmen skulle man kunna hoppa till titeln genom att bara trycka, blir mer responsivt så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16S</meta:editing-duration>
    <meta:editing-cycles>5</meta:editing-cycles>
    <meta:generator>OpenOffice/4.0.1$Win32 OpenOffice.org_project/401m5$Build-9714</meta:generator>
    <dc:date>2014-04-21T14:42:30.86</dc:date>
    <meta:document-statistic meta:table-count="0" meta:image-count="0" meta:object-count="0" meta:page-count="1" meta:paragraph-count="15" meta:word-count="55" meta:character-count="280"/>
    <meta:user-defined meta:name="Info 1"/>
    <meta:user-defined meta:name="Info 2"/>
    <meta:user-defined meta:name="Info 3"/>
    <meta:user-defined meta:name="Info 4"/>
  </office:meta>
</office:document-meta>
</file>